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4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in" fo:margin-right="0in" fo:margin-top="0in" fo:margin-bottom="0.139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 style:list-style-name="WWNum3">
      <style:paragraph-properties fo:margin-left="0.2957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3">
      <style:paragraph-properties fo:margin-left="0.4925in" fo:margin-right="0in" fo:margin-top="0in" fo:margin-bottom="0.139in" loext:contextual-spacing="false" fo:line-height="115%" fo:text-align="justify" style:justify-single-word="false" fo:keep-together="auto" fo:orphans="2" fo:widows="2" fo:text-indent="-0.1965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in" fo:margin-right="0in" fo:margin-top="0.0827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solid" style:text-underline-width="auto" style:text-underline-color="font-color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9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1" style:family="text">
      <style:text-properties fo:color="#000000" style:font-name="Times New Roman" style:font-name-asian="Times New Roman1" style:font-name-complex="Times New Roman1"/>
    </style:style>
    <style:style style:name="T12" style:family="text">
      <style:text-properties fo:color="#000000" style:font-name="Times New Roman" fo:font-weight="bold" style:font-name-asian="Times New Roman1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Tvorba ich žiakov</text:span></text:p>
      <text:list xml:id="list1474421796" text:style-name="WWNum1">
        <text:list-item>
          <text:p text:style-name="P3"><text:span text:style-name="T2">O Písmenách</text:span><text:span text:style-name="T3"> – autor Chrabr</text:span></text:p>
        </text:list-item>
        <text:list-item>
          <text:p text:style-name="P3"><text:span text:style-name="T2">Život Naumov</text:span><text:span text:style-name="T3"> – biografická próza</text:span></text:p>
        </text:list-item>
        <text:list-item>
          <text:p text:style-name="P4"><text:span text:style-name="T4">Moravsko-panónske legendy</text:span><text:span text:style-name="T5">- majú dve časti: 1) </text:span><text:span text:style-name="T6">Život sv. Konštantína</text:span><text:span text:style-name="T5"> – autor: KLIMENT <text:s text:c="3"/></text:span></text:p>
        </text:list-item>
      </text:list>
      <text:p text:style-name="P8"><text:span text:style-name="T5"><text:s text:c="74"/>2) </text:span><text:span text:style-name="T6">Život sv. Metoda – autor: </text:span><text:span text:style-name="T5">GORAZD</text:span></text:p>
      <text:p text:style-name="P9"><text:span text:style-name="T5"><text:s text:c="18"/>- NEJDE O LEGENDY V PRAVOM ZMYSLE SLOVA (chýba im motív mučeníctva, prehnanej askézy či sebapoškodzovania), ale o konkrétne fakty, udalosti</text:span></text:p>
      <text:p text:style-name="P1"><text:span text:style-name="T1">Život sv. Konštantína</text:span></text:p>
      <text:list xml:id="list3801817510" text:style-name="WWNum4">
        <text:list-item>
          <text:p text:style-name="P5"><text:span text:style-name="T5">o jeho činnosti pred príchodom na VM, o jeho povahe, detstve, štúdiu, činnosti na VM až po jeho smrť</text:span></text:p>
        </text:list-item>
      </text:list>
      <text:p text:style-name="P8"><text:span text:style-name="T5">a <text:s/>o obhajobe staroslovienčiny v Benátkach: </text:span><text:span text:style-name="T8">„Či neprichádza dážď od Boha na všetkých rovnako?“</text:span></text:p>
      <text:list xml:id="list52924496200813" text:continue-numbering="true" text:style-name="WWNum4">
        <text:list-item>
          <text:p text:style-name="P7"><text:span text:style-name="T5">okrem životopisných údajov aj zázračné činy: s Božou pomocou zostavil hlaholiku; symbolika čísel 3 a 7 (a ich násobkov) rovnako ako v každej inej legende (napr. bol siedmym dieťaťom v poradí, zomrel ako 42-ročný, pochovaný až 7 dní po smrti)</text:span></text:p>
        </text:list-item>
      </text:list>
      <text:p text:style-name="P10"><text:span text:style-name="T1"><text:s text:c="59"/>Život sv. Metoda</text:span></text:p>
      <text:list xml:id="list2455153643" text:style-name="WWNum3">
        <text:list-item>
          <text:p text:style-name="P11"><text:span text:style-name="T5">kratší, vecnejší</text:span></text:p>
        </text:list-item>
        <text:list-item>
          <text:p text:style-name="P12"><text:span text:style-name="T5">stručne o Metodovej mladosti, živote, obšírnejšie o činnosti na Veľkej Morave, končí sa tiež smrťou a opisom pohrebu</text:span></text:p>
        </text:list-item>
      </text:list>
      <text:p text:style-name="P2"/>
      <text:p text:style-name="P2"/>
      <text:p text:style-name="P13"><text:span text:style-name="T9">2) Literatúra písaná po latinsky a po česky(1000 – 1500)</text:span></text:p>
      <text:p text:style-name="P13"><text:span text:style-name="T10">Spoločensko-historické pomery: </text:span><text:span text:style-name="T11">Začiatkom 10. stor. sa Veľkomoravská ríša rozpadla. Slovensko bolo súčasťou Uhorského štátu.</text:span></text:p>
      <text:p text:style-name="P13"><text:span text:style-name="T11">- Strediskami vzdelanosti boli feudálne a cirkevné kruhy. </text:span></text:p>
      <text:p text:style-name="P13"><text:span text:style-name="T11">- Uhorskí študenti museli študovať na univerzitách v Prahe, Krakove a vo Viedni, až v r. </text:span><text:span text:style-name="T12">1465</text:span><text:span text:style-name="T11"> bola založená bratislavská </text:span><text:span text:style-name="T12">Academia Istropolitana.</text:span><text:span text:style-name="T11"> </text:span></text:p>
      <text:p text:style-name="P13"><text:span text:style-name="T11">- Oficiálnym (úradným) jazykom sa stáva</text:span><text:span text:style-name="T12"> latinčina - </text:span><text:span text:style-name="T11"><text:s/>bola </text:span><text:span text:style-name="T10">administratívnym, liturgickým a literárnym</text:span><text:span text:style-name="T11"> jazykom privilegovaných vrstiev. </text:span></text:p>
      <text:p text:style-name="P14"/>
      <text:p text:style-name="P13"><text:span text:style-name="T11">Od </text:span><text:span text:style-name="T10">13. -14. stor</text:span><text:span text:style-name="T11">. - <text:s/>na našom území sa začína používať </text:span><text:span text:style-name="T12">ČEŠTINA.</text:span><text:span text:style-name="T11"> Slováci ju začínajú používať ako spisovný jazyk. Stáva sa literárnym a náboženským jazykom. Postupne sa upravuje, modifikuje do </text:span><text:span text:style-name="T12">slovakizovanej češtiny</text:span><text:span text:style-name="T11"> (= čeština s použitím slovenských prvkov). </text:span></text:p>
      <text:p text:style-name="P13"><text:span text:style-name="T11">V najnižších vrstvách sa používajú – </text:span><text:span text:style-name="T10">slovenské nárečia.</text:span><text:span text:style-name="T11"> Situácia sa mení vynájdením kníhtlače (15. st.) - literatúra sprístupnená obyvateľstvu</text:span></text:p>
      <text:p text:style-name="P15"><text:span text:style-name="T7">FNL: <text:s/></text:span></text:p>
      <text:p text:style-name="P16"><text:span text:style-name="T5">11. st. – </text:span><text:span text:style-name="T4">Legenda o sv. Svoradovi a sv. Benediktovi</text:span><text:span text:style-name="T5"> - autor: biskup Maurus, latinsky</text:span></text:p>
      <text:p text:style-name="P16"><text:soft-page-break/><text:span text:style-name="T5"><text:tab/> <text:s text:c="79"/>- Benedikt – žiak Svorada</text:span></text:p>
      <text:p text:style-name="P16"><text:span text:style-name="T5"><text:tab/> <text:s text:c="79"/>- dozvedáme sa o asketickom živote budúcich svätcov S a B, o ich skromných životných podmienkach; zobrazuje sebatrýznenie svätcov → veria, že to je cesta k stretnutiu s Bohom</text:span></text:p>
      <text:p text:style-name="P16"><text:span text:style-name="T5"><text:tab/>- </text:span><text:span text:style-name="T4">Legenda o sv. Štefanovi </text:span><text:span text:style-name="T5">(latin.)</text:span></text:p>
      <text:p text:style-name="P16"><text:span text:style-name="T5">Česky: <text:s/>Spišské modlitby</text:span></text:p>
      <text:p text:style-name="P16"><text:span text:style-name="T7">FSL:</text:span></text:p>
      <text:p text:style-name="P16"><text:span text:style-name="T6">Kronika</text:span><text:span text:style-name="T5"> – veľký prozaický žáner svetskej šľachtickej lit., využíva chronologický kompozičný postup; prináša cenné správy o živote feudálneho Uhorska</text:span></text:p>
      <text:p text:style-name="P16"><text:span text:style-name="T5">Zachovala sa: <text:s/></text:span><text:span text:style-name="T4">Anonymova kronika</text:span><text:span text:style-name="T5"> <text:s/>- <text:s/>13. st. – po lat. <text:s/>– najstaršia uhorská kronika, napísal ju notár uhorského kráľa Bela III. na objednávku</text:span></text:p>
      <text:p text:style-name="P16"><text:span text:style-name="T7">MSL:</text:span></text:p>
      <text:list xml:id="list1938554464" text:style-name="WWNum2">
        <text:list-item>
          <text:p text:style-name="P6"><text:bookmark text:name="_gjdgxs"/><text:span text:style-name="T4">vagantská poéz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091in" fo:margin-right="0.5909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381" meta:character-count="2840" meta:non-whitespace-character-count="2155"/>
    <meta:generator>LibreOfficeDev/6.0.5.2$Linux_X86_64 LibreOffice_project/</meta:generator>
  </office:meta>
</office:document-meta>
</file>